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000000" draw:fill-color="#ffffff" draw:textarea-horizontal-align="justify" draw:textarea-vertical-align="middle" draw:auto-grow-height="false" fo:min-height="2.355cm" fo:min-width="2.285cm"/>
    </style:style>
    <style:style style:name="gr2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Ultrafine_20_2_20_Dots_20_3_20_Dashes" svg:stroke-width="0.018cm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none" svg:stroke-color="#000000" draw:fill="none" draw:fill-color="#ffffff" fo:min-height="0.639cm"/>
    </style:style>
    <style:style style:name="gr5" style:family="graphic" style:parent-style-name="standard">
      <style:graphic-properties draw:stroke="solid" draw:stroke-dash="_32__20_Dots_20_1_20_Dash" svg:stroke-color="#000000" draw:fill-color="#ffffff" draw:textarea-horizontal-align="justify" draw:textarea-vertical-align="middle" draw:auto-grow-height="false" fo:min-height="2.355cm" fo:min-width="2.28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draw:stroke="none" svg:stroke-color="#000000" draw:fill="none" draw:fill-color="#ffffff" fo:min-height="2.67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937cm" svg:height="3.683cm" svg:x="4.429cm" svg:y="5.191cm">
          <text:p text:style-name="P1">Schedul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937cm" svg:height="3.683cm" svg:x="12.43cm" svg:y="5.318cm">
          <text:p text:style-name="P1">Capture 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.366cm" svg:y1="6.334cm" svg:x2="12.557cm" svg:y2="6.334cm">
          <text:p/>
        </draw:line>
        <draw:line draw:style-name="gr3" draw:text-style-name="P3" draw:layer="layout" svg:x1="12.43cm" svg:y1="7.985cm" svg:x2="8.239cm" svg:y2="7.985cm">
          <text:p/>
        </draw:line>
        <draw:frame draw:style-name="gr4" draw:text-style-name="P4" draw:layer="layout" svg:width="3.175cm" svg:height="0.962cm" svg:x="8.747cm" svg:y="5.318cm">
          <draw:text-box>
            <text:p>Start</text:p>
          </draw:text-box>
        </draw:frame>
        <draw:frame draw:style-name="gr4" draw:text-style-name="P4" draw:layer="layout" svg:width="3.175cm" svg:height="0.962cm" svg:x="8.747cm" svg:y="7.023cm">
          <draw:text-box>
            <text:p>Stop</text:p>
          </draw:text-box>
        </draw:frame>
        <draw:custom-shape draw:style-name="gr5" draw:text-style-name="P2" draw:layer="layout" svg:width="3.937cm" svg:height="3.683cm" svg:x="4.429cm" svg:y="12.176cm">
          <text:p text:style-name="P1">JPEG/PPM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938cm" svg:y1="8.366cm" svg:x2="7.858cm" svg:y2="12.811cm">
          <text:p/>
        </draw:line>
        <draw:frame draw:style-name="gr7" draw:text-style-name="P4" draw:layer="layout" svg:width="5.207cm" svg:height="1.673cm" svg:x="7.223cm" svg:y="9.36cm">
          <draw:text-box>
            <text:p>Raw Frame Data</text:p>
          </draw:text-box>
        </draw:frame>
        <draw:custom-shape draw:style-name="gr5" draw:text-style-name="P2" draw:layer="layout" svg:width="3.937cm" svg:height="3.683cm" svg:x="12.43cm" svg:y="12.176cm">
          <text:p text:style-name="P1">Serv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8.366cm" svg:y1="14.081cm" svg:x2="12.43cm" svg:y2="14.081cm">
          <text:p/>
        </draw:line>
        <draw:frame draw:style-name="gr8" draw:text-style-name="P4" draw:layer="layout" svg:width="5.461cm" svg:height="1.673cm" svg:x="8.112cm" svg:y="14.335cm">
          <draw:text-box>
            <text:p>Image Name &amp;</text:p>
            <text:p>Image Data</text:p>
          </draw:text-box>
        </draw:frame>
        <draw:custom-shape draw:style-name="gr5" draw:text-style-name="P2" draw:layer="layout" svg:width="3.937cm" svg:height="3.683cm" svg:x="4.429cm" svg:y="19.034cm">
          <text:p text:style-name="P1">Client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2.811cm" svg:y1="15.224cm" svg:x2="7.985cm" svg:y2="19.669cm">
          <text:p/>
        </draw:line>
        <draw:custom-shape draw:style-name="gr5" draw:text-style-name="P2" draw:layer="layout" svg:width="3.937cm" svg:height="3.683cm" svg:x="12.43cm" svg:y="12.176cm">
          <text:p text:style-name="P1">Server</text:p>
          <text:p text:style-name="P1">Ser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5.461cm" svg:height="1.673cm" svg:x="10.398cm" svg:y="17.256cm">
          <draw:text-box>
            <text:p>Image Name &amp;</text:p>
            <text:p>Image Data</text:p>
          </draw:text-box>
        </draw:frame>
        <draw:frame draw:style-name="gr9" draw:text-style-name="P6" draw:layer="layout" svg:width="12.192cm" svg:height="2.921cm" svg:x="4.429cm" svg:y="1.635cm">
          <draw:text-box>
            <text:p text:style-name="P5"><text:span text:style-name="T1">CFD/DF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19:21:56.163516240</meta:creation-date>
    <dc:date>2017-08-07T19:38:51.280900679</dc:date>
    <meta:editing-duration>PT6M45S</meta:editing-duration>
    <meta:editing-cycles>2</meta:editing-cycles>
    <meta:generator>LibreOffice/5.1.6.2$Linux_X86_64 LibreOffice_project/10m0$Build-2</meta:generator>
    <meta:document-statistic meta:object-count="17"/>
  </office:meta>
</office:document-meta>
</file>